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313e"/>
    </style:style>
    <style:style style:name="P2" style:family="paragraph" style:parent-style-name="Preformatted_20_Text">
      <style:text-properties officeooo:rsid="00093526" officeooo:paragraph-rsid="00093526"/>
    </style:style>
    <style:style style:name="P3" style:family="paragraph" style:parent-style-name="Preformatted_20_Text">
      <style:text-properties fo:font-size="14pt" officeooo:rsid="00093526" officeooo:paragraph-rsid="00093526" style:font-size-asian="14pt" style:font-size-complex="14pt"/>
    </style:style>
    <style:style style:name="P4" style:family="paragraph" style:parent-style-name="Preformatted_20_Text">
      <style:text-properties fo:font-size="14pt" officeooo:rsid="00093526" officeooo:paragraph-rsid="000af991" style:font-size-asian="14pt" style:font-size-complex="14pt"/>
    </style:style>
    <style:style style:name="P5" style:family="paragraph" style:parent-style-name="Preformatted_20_Text">
      <style:text-properties officeooo:rsid="000af991" officeooo:paragraph-rsid="000af991"/>
    </style:style>
    <style:style style:name="P6" style:family="paragraph" style:parent-style-name="Preformatted_20_Text">
      <style:text-properties officeooo:rsid="000c6b07" officeooo:paragraph-rsid="000c6b07"/>
    </style:style>
    <style:style style:name="P7" style:family="paragraph" style:parent-style-name="Preformatted_20_Text">
      <style:text-properties officeooo:rsid="000c6b07" officeooo:paragraph-rsid="000f0b8a"/>
    </style:style>
    <style:style style:name="P8" style:family="paragraph" style:parent-style-name="Preformatted_20_Text">
      <style:text-properties officeooo:rsid="000c6b07" officeooo:paragraph-rsid="000fd638"/>
    </style:style>
    <style:style style:name="P9" style:family="paragraph" style:parent-style-name="Preformatted_20_Text">
      <style:text-properties officeooo:rsid="000c6b07" officeooo:paragraph-rsid="001477e5"/>
    </style:style>
    <style:style style:name="P10" style:family="paragraph" style:parent-style-name="Preformatted_20_Text">
      <style:text-properties officeooo:rsid="001477e5" officeooo:paragraph-rsid="001477e5"/>
    </style:style>
    <style:style style:name="P11" style:family="paragraph" style:parent-style-name="Preformatted_20_Text">
      <style:text-properties officeooo:rsid="001477e5" officeooo:paragraph-rsid="0017b109"/>
    </style:style>
    <style:style style:name="P12" style:family="paragraph" style:parent-style-name="Preformatted_20_Text">
      <style:text-properties officeooo:rsid="00164cf0" officeooo:paragraph-rsid="001ba930"/>
    </style:style>
    <style:style style:name="P13" style:family="paragraph" style:parent-style-name="Preformatted_20_Text">
      <style:text-properties officeooo:paragraph-rsid="001b6010"/>
    </style:style>
    <style:style style:name="P14" style:family="paragraph" style:parent-style-name="Preformatted_20_Text">
      <style:text-properties officeooo:rsid="001c3a1b" officeooo:paragraph-rsid="001c3a1b"/>
    </style:style>
    <style:style style:name="T1" style:family="text">
      <style:text-properties officeooo:rsid="0006313e"/>
    </style:style>
    <style:style style:name="T2" style:family="text">
      <style:text-properties officeooo:rsid="000af991"/>
    </style:style>
    <style:style style:name="T3" style:family="text">
      <style:text-properties officeooo:rsid="000b6a6d"/>
    </style:style>
    <style:style style:name="T4" style:family="text">
      <style:text-properties officeooo:rsid="000c6b07"/>
    </style:style>
    <style:style style:name="T5" style:family="text">
      <style:text-properties officeooo:rsid="000e5b5f"/>
    </style:style>
    <style:style style:name="T6" style:family="text">
      <style:text-properties officeooo:rsid="000f0b8a"/>
    </style:style>
    <style:style style:name="T7" style:family="text">
      <style:text-properties style:use-window-font-color="true" style:font-name="Lucida Console" fo:font-size="9pt" style:font-size-asian="9pt" fo:background-color="#ffffff"/>
    </style:style>
    <style:style style:name="T8" style:family="text">
      <style:text-properties style:use-window-font-color="true" style:font-name="Lucida Console" fo:font-size="9pt" officeooo:rsid="001ba930" style:font-size-asian="9pt" fo:background-color="#ffffff"/>
    </style:style>
    <style:style style:name="T9" style:family="text">
      <style:text-properties style:use-window-font-color="true" style:font-name="Lucida Console" fo:font-size="10pt" style:font-size-asian="10pt" style:font-size-complex="10pt" fo:background-color="#ffffff"/>
    </style:style>
    <style:style style:name="T10" style:family="text">
      <style:text-properties style:use-window-font-color="true" style:font-name="Lucida Console" fo:font-size="10pt" officeooo:rsid="001b6010" style:font-size-asian="10pt" style:font-size-complex="10pt" fo:background-color="#ffffff"/>
    </style:style>
    <style:style style:name="T11" style:family="text">
      <style:text-properties style:use-window-font-color="true" style:font-name="Lucida Console" fo:font-size="10pt" officeooo:rsid="001ba930" style:font-size-asian="10pt" style:font-size-complex="10pt" fo:background-color="#ffffff"/>
    </style:style>
    <style:style style:name="T12" style:family="text">
      <style:text-properties officeooo:rsid="00164cf0"/>
    </style:style>
    <style:style style:name="T13" style:family="text">
      <style:text-properties officeooo:rsid="0017b109"/>
    </style:style>
    <style:style style:name="T14" style:family="text">
      <style:text-properties officeooo:rsid="0019808d"/>
    </style:style>
    <style:style style:name="T15" style:family="text">
      <style:text-properties officeooo:rsid="001b6010"/>
    </style:style>
    <style:style style:name="T16" style:family="text">
      <style:text-properties officeooo:rsid="001ba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E 1</text:p>
      <text:p text:style-name="P1">1- Quels sont les états <text:span text:style-name="T1">des</text:span> fichiers que peut être gérer par GIT?</text:p>
      <text:p text:style-name="P1"><text:span text:style-name="T1">(</text:span>Plusieurs choix<text:span text:style-name="T1">)</text:span> :</text:p>
      <text:p text:style-name="Preformatted_20_Text"/>
      <text:p text:style-name="Preformatted_20_Text"><text:tab/>a. Compressé</text:p>
      <text:p text:style-name="Preformatted_20_Text"><text:tab/>b. Validé</text:p>
      <text:p text:style-name="Preformatted_20_Text"><text:tab/>c. Zip</text:p>
      <text:p text:style-name="Preformatted_20_Text"><text:tab/>d. Modifié</text:p>
      <text:p text:style-name="Preformatted_20_Text"><text:tab/>e. Indexé</text:p>
      <text:p text:style-name="Preformatted_20_Text"><text:tab/>f. PDF</text:p>
      <text:p text:style-name="Preformatted_20_Text"/>
      <text:p text:style-name="P2">2- Comment créer un dépôt GIT ?</text:p>
      <text:p text:style-name="P2"/>
      <text:p text:style-name="P2">3- Comment on ajoute un fichier au dépôt GIT ?</text:p>
      <text:p text:style-name="P2"><text:tab/>a. git add mon_fichier</text:p>
      <text:p text:style-name="P2"><text:tab/>b. add git mon_fichier</text:p>
      <text:p text:style-name="P2"><text:tab/>c. git mon_fichier</text:p>
      <text:p text:style-name="P2"/>
      <text:p text:style-name="P2">4- Quelle est la commende permettant de supprimer un dépôt GIT ?</text:p>
      <text:p text:style-name="P2"><text:tab/>a. </text:p>
      <text:p text:style-name="P2"/>
      <text:p text:style-name="P2"/>
      <text:p text:style-name="P9"/>
      <text:p text:style-name="P9">git config --global user.name <text:span text:style-name="T14">abdoullah</text:span></text:p>
      <text:p text:style-name="P9">git config --global user.email <text:span text:style-name="T14">abdoullah</text:span></text:p>
      <text:p text:style-name="P9">nano ~/.gitconfig</text:p>
      <text:p text:style-name="P2"/>
      <text:p text:style-name="P2"/>
      <text:p text:style-name="P4">EXERCICE <text:span text:style-name="T2">2</text:span></text:p>
      <text:p text:style-name="P5">1- <text:span text:style-name="T3">mkdir TP2</text:span></text:p>
      <text:p text:style-name="P5"><text:s text:c="3"/><text:span text:style-name="T3">cd TP2</text:span></text:p>
      <text:p text:style-name="P5"><text:s text:c="3"/><text:span text:style-name="T4">git init</text:span></text:p>
      <text:p text:style-name="P5"/>
      <text:p text:style-name="P6">2- <text:span text:style-name="T5">git statut</text:span></text:p>
      <text:p text:style-name="P6"/>
      <text:p text:style-name="P7">3- touch fichier.<text:span text:style-name="T6">c</text:span></text:p>
      <text:p text:style-name="P7"><text:s text:c="3"/><text:span text:style-name="T6">mv fichier.c/TP2</text:span></text:p>
      <text:p text:style-name="P7"><text:s text:c="3"/>git status</text:p>
      <text:p text:style-name="P7"/>
      <text:p text:style-name="P6"/>
      <text:p text:style-name="P7">4- git add <text:span text:style-name="T6">fichier.c</text:span></text:p>
      <text:p text:style-name="P7"><text:s text:c="3"/>git status</text:p>
      <text:p text:style-name="P6"/>
      <text:p text:style-name="P8">5- git commit fichier.<text:span text:style-name="T6">c</text:span></text:p>
      <text:p text:style-name="P13"><text:span text:style-name="T4"><text:s text:c="3"/>git commit -m </text:span><text:span text:style-name="T9">"</text:span><text:span text:style-name="T10">ajout1</text:span><text:span text:style-name="T9">"</text:span></text:p>
      <text:p text:style-name="P13"/>
      <text:p text:style-name="P8"/>
      <text:p text:style-name="P11">6- <text:span text:style-name="T12">git add fichier.c fichier.h main.c </text:span></text:p>
      <text:p text:style-name="P11"><text:span text:style-name="T12"><text:s text:c="3"/>git commit -a</text:span></text:p>
      <text:p text:style-name="P11"><text:s text:c="3"/><text:span text:style-name="T13">git status</text:span></text:p>
      <text:p text:style-name="P10"/>
      <text:p text:style-name="P12">7- <text:span text:style-name="T16">git commit -m </text:span><text:span text:style-name="T11">"</text:span><text:span text:style-name="T10">ajout</text:span><text:span text:style-name="T11">2"</text:span></text:p>
      <text:p text:style-name="P12"><text:span text:style-name="T11"/></text:p>
      <text:p text:style-name="P14"><text:span text:style-name="T11">8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7T11:02:31.431000000</dc:date>
    <meta:editing-duration>PT1H15M46S</meta:editing-duration>
    <meta:editing-cycles>21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36" meta:word-count="135" meta:character-count="739" meta:non-whitespace-character-count="605"/>
  </office:meta>
</office:document-meta>
</file>